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d1c24" draw:fill-color="#ef413d" draw:auto-grow-height="false" fo:min-height="2.662cm" fo:min-width="5.741cm" fo:wrap-option="wrap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r13" style:family="presentation" style:parent-style-name="Forestbird1-title">
      <style:graphic-properties fo:min-height="3.506cm"/>
    </style:style>
    <style:style style:name="pr14" style:family="presentation" style:parent-style-name="Forestbird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ef413d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écékoi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ventist World Rad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Mais qu'est-ce que l'adventisme ?</text:p>
                <text:list>
                  <text:list-item>
                    <text:p>mouvement chrétien</text:p>
                  </text:list-item>
                  <text:list-item>
                    <text:p>retour du Christ</text:p>
                  </text:list-item>
                  <text:list-item>
                    <text:p>promoteurs de la santé publiqu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AITA AWR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érodrôme d’Awar, Papouasie Nouvelle-Guinée</text:p>
                <text:p/>
                <text:p>Mais qu’est-ce qu’un code AITA ?</text:p>
                <text:list>
                  <text:list-item>
                    <text:p>trois lettres</text:p>
                  </text:list-item>
                  <text:list-item>
                    <text:p>Vient des USA</text:p>
                  </text:list-item>
                  <text:list-item>
                    <text:p>17 576 combinaisons possibl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utomatic Workload Repository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Outil Oracle</text:p>
                <text:p/>
              </text:list-header>
              <text:list-item>
                <text:p>collecte et stocke les données sur l’utilisation de la base</text:p>
              </text:list-item>
              <text:list-item>
                <text:p>utile pour étude de performance et optimisation de base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13" draw:layer="layout" svg:width="25.199cm" svg:height="3.506cm" svg:x="1.4cm" svg:y="0.836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it events used to identify performance problems.</text:p>
              </text:list-item>
              <text:list-item>
                <text:p>Time model statistics indicating the amount of DB time associated with a process from the V$SESS_TIME_MODEL and V$SYS_TIME_MODEL views.</text:p>
              </text:list-item>
              <text:list-item>
                <text:p>Active Session History (ASH) statistics from the V$ACTIVE_SESSION_HISTORY view.</text:p>
              </text:list-item>
              <text:list-item>
                <text:p>Some system and session statistics from the V$SYSSTAT and V$SESSTAT views.</text:p>
              </text:list-item>
              <text:list-item>
                <text:p>Object usage statistics.</text:p>
              </text:list-item>
              <text:list-item>
                <text:p>Resource intensive SQL statements.</text:p>
                <text:p/>
                <text:p>The repository is a source of information for several other Oracle 10g features including:</text:p>
              </text:list-item>
              <text:list-item>
                <text:p>Automatic Database Diagnostic Monitor</text:p>
              </text:list-item>
              <text:list-item>
                <text:p>SQL Tuning Advisor</text:p>
              </text:list-item>
              <text:list-item>
                <text:p>Undo Advisor</text:p>
              </text:list-item>
              <text:list-item>
                <text:p>Segment Advi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R</text:p>
          </draw:text-box>
        </draw:frame>
        <draw:custom-shape draw:style-name="gr2" draw:text-style-name="P3" draw:layer="layout" svg:width="8.121cm" svg:height="8.983cm" svg:x="9.722cm" svg:y="5.784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frame presentation:style-name="pr2" draw:text-style-name="P5" draw:layer="layout" svg:width="25.199cm" svg:height="12.179cm" svg:x="1.369cm" svg:y="3.068cm" presentation:class="subtitle" presentation:user-transformed="true">
          <draw:text-box>
            <text:p text:style-name="P4">Fin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0:09:27.085056710</meta:creation-date>
    <meta:editing-duration>PT10M45S</meta:editing-duration>
    <meta:editing-cycles>5</meta:editing-cycles>
    <meta:generator>LibreOffice/6.0.3.2$Linux_X86_64 LibreOffice_project/00m0$Build-2</meta:generator>
    <dc:title>Forestbird</dc:title>
    <dc:date>2018-05-04T11:00:24.819437964</dc:date>
    <meta:document-statistic meta:object-count="79"/>
  </office:meta>
</office:document-meta>
</file>